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ABALLERO CANTO ELSA MERCEDE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N MARTIN DE 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ABALLERO CCANTO, ELSA MERCEDE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GALLINA BB NEGRA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6:59:2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